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8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4,5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3"/>
          <table:table-cell office:value-type="string" calcext:value-type="string">
            <text:p>325,1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,570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6,3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6,14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62.7" calcext:value-type="float">
            <text:p>56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8,281</text:p>
          </table:table-cell>
          <table:table-cell office:value-type="string" calcext:value-type="string">
            <text:p>2,853</text:p>
          </table:table-cell>
          <table:table-cell table:number-columns-repeated="3"/>
          <table:table-cell office:value-type="float" office:value="657.5" calcext:value-type="float">
            <text:p>65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3,9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53,721</text:p>
          </table:table-cell>
          <table:table-cell/>
          <table:table-cell office:value-type="string" calcext:value-type="string">
            <text:p>3,5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6.8" calcext:value-type="float">
            <text:p>336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6,69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,45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144.1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float" office:value="641" calcext:value-type="float">
            <text:p>641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20.6" calcext:value-type="float">
            <text:p>20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,6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8,545</text:p>
          </table:table-cell>
          <table:table-cell/>
          <table:table-cell office:value-type="string" calcext:value-type="string">
            <text:p>1,8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37,3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23,603</text:p>
          </table:table-cell>
          <table:table-cell office:value-type="string" calcext:value-type="string">
            <text:p>1,131</text:p>
          </table:table-cell>
          <table:table-cell table:number-columns-repeated="3"/>
          <table:table-cell office:value-type="float" office:value="655.6" calcext:value-type="float">
            <text:p>655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9,5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,463</text:p>
          </table:table-cell>
          <table:table-cell office:value-type="string" calcext:value-type="string">
            <text:p>3,813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198.9" calcext:value-type="float">
            <text:p>19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,340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46.8" calcext:value-type="float">
            <text:p>46.8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366,585</text:p>
          </table:table-cell>
          <table:table-cell/>
          <table:table-cell office:value-type="string" calcext:value-type="string">
            <text:p>6,2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67.8" calcext:value-type="float">
            <text:p>267.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39,2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42,1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64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7,9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,385</text:p>
          </table:table-cell>
          <table:table-cell office:value-type="float" office:value="861" calcext:value-type="float">
            <text:p>861</text:p>
          </table:table-cell>
          <table:table-cell table:number-columns-repeated="3"/>
          <table:table-cell office:value-type="float" office:value="46.2" calcext:value-type="float">
            <text:p>46.2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1,033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4,1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6,315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3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546,199</text:p>
          </table:table-cell>
          <table:table-cell/>
          <table:table-cell office:value-type="string" calcext:value-type="string">
            <text:p>18,109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56.9" calcext:value-type="float">
            <text:p>56.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991,1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40</meta:creation-date>
    <dc:date>2018-09-01T10:10:40</dc:date>
    <meta:generator>LibreOffice/5.1.6.2$Linux_X86_64 LibreOffice_project/10m0$Build-2</meta:generator>
    <meta:document-statistic meta:table-count="1" meta:cell-count="3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